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1812" officeooo:paragraph-rsid="002f3e8f" style:font-weight-asian="bold" style:font-weight-complex="bold"/>
    </style:style>
    <style:style style:name="P2" style:family="paragraph" style:parent-style-name="Heading_20_2">
      <style:text-properties officeooo:rsid="001d4a08" officeooo:paragraph-rsid="002f3e8f"/>
    </style:style>
    <style:style style:name="P3" style:family="paragraph" style:parent-style-name="Text_20_body">
      <style:text-properties fo:font-weight="bold" officeooo:rsid="002f8160" officeooo:paragraph-rsid="002f8160" style:font-weight-asian="bold" style:font-weight-complex="bold"/>
    </style:style>
    <style:style style:name="P4" style:family="paragraph" style:parent-style-name="Text_20_body">
      <style:text-properties officeooo:paragraph-rsid="00196250"/>
    </style:style>
    <style:style style:name="P5" style:family="paragraph" style:parent-style-name="Text_20_body">
      <style:text-properties fo:font-weight="normal" officeooo:rsid="002f8160" officeooo:paragraph-rsid="002f8160" style:font-weight-asian="normal" style:font-weight-complex="normal"/>
    </style:style>
    <style:style style:name="P6" style:family="paragraph" style:parent-style-name="Text_20_body">
      <style:paragraph-properties fo:break-before="page"/>
      <style:text-properties fo:font-weight="normal" officeooo:rsid="002f8160" officeooo:paragraph-rsid="002f8160" style:font-weight-asian="normal" style:font-weight-complex="normal"/>
    </style:style>
    <style:style style:name="P7" style:family="paragraph" style:parent-style-name="Heading_20_2">
      <style:text-properties officeooo:rsid="00100da8" officeooo:paragraph-rsid="00100da8"/>
    </style:style>
    <style:style style:name="P8" style:family="paragraph" style:parent-style-name="Text_20_body">
      <style:text-properties fo:font-weight="bold" officeooo:rsid="00309775" officeooo:paragraph-rsid="00309775" style:font-weight-asian="bold" style:font-weight-complex="bold"/>
    </style:style>
    <style:style style:name="P9" style:family="paragraph" style:parent-style-name="Text_20_body">
      <style:text-properties officeooo:paragraph-rsid="00100da8"/>
    </style:style>
    <style:style style:name="P10" style:family="paragraph" style:parent-style-name="Text_20_body">
      <style:text-properties fo:font-weight="normal" officeooo:rsid="00309775" officeooo:paragraph-rsid="0030977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f0b25" style:font-weight-asian="normal" style:font-weight-complex="normal"/>
    </style:style>
    <style:style style:name="T3" style:family="text">
      <style:text-properties officeooo:rsid="001bce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<text:span text:style-name="T1"> Pradyumn R Pai<text:tab/><text:tab/><text:tab/><text:tab/><text:tab/><text:tab/><text:tab/></text:span></text:p>
      <text:p text:style-name="P1">Roll No:<text:span text:style-name="T1"> 50</text:span></text:p>
      <text:p text:style-name="P1">Class: <text:span text:style-name="T1">CS</text:span><text:span text:style-name="T2">7</text:span><text:span text:style-name="T1">A</text:span></text:p>
      <text:h text:style-name="P2" text:outline-level="2">PROGRAM <text:span text:style-name="T3">CODE</text:span></text:h>
      <text:p text:style-name="P3">dfa_ds.c:</text:p>
      <text:p text:style-name="P4">#include &lt;stdlib.h&gt;</text:p>
      <text:p text:style-name="P4">#include &lt;stdbool.h&gt;</text:p>
      <text:p text:style-name="P4">#include &lt;string.h&gt;</text:p>
      <text:p text:style-name="P4">#include "dsu.c"</text:p>
      <text:p text:style-name="P4"/>
      <text:p text:style-name="P4">struct DFA {</text:p>
      <text:p text:style-name="P4"><text:s text:c="4"/>int stateNum;</text:p>
      <text:p text:style-name="P4"><text:s text:c="4"/>bool* finalState;</text:p>
      <text:p text:style-name="P4"><text:s text:c="4"/>char * inputAlphabet;</text:p>
      <text:p text:style-name="P4"><text:s text:c="4"/>int ** transitionTable;</text:p>
      <text:p text:style-name="P4">};</text:p>
      <text:p text:style-name="P4"/>
      <text:p text:style-name="P4">void freeDFA(struct DFA* dfa){</text:p>
      <text:p text:style-name="P4"><text:s text:c="4"/>if (!dfa) return;</text:p>
      <text:p text:style-name="P4"><text:s text:c="4"/>if (dfa-&gt;finalState){</text:p>
      <text:p text:style-name="P4"><text:s text:c="8"/>free(dfa-&gt;finalState);</text:p>
      <text:p text:style-name="P4"><text:s text:c="4"/>}</text:p>
      <text:p text:style-name="P4"><text:s text:c="4"/>if (dfa-&gt;transitionTable){</text:p>
      <text:p text:style-name="P4"><text:s text:c="8"/>int n = dfa-&gt;stateNum;</text:p>
      <text:p text:style-name="P4"><text:s text:c="8"/>for (int i=0;i&lt;n;++i){</text:p>
      <text:p text:style-name="P4"><text:s text:c="12"/>if (dfa-&gt;transitionTable[i]){</text:p>
      <text:p text:style-name="P4"><text:s text:c="16"/>free(dfa-&gt;transitionTable[i]);</text:p>
      <text:p text:style-name="P4"><text:s text:c="12"/>}</text:p>
      <text:p text:style-name="P4"><text:s text:c="8"/>}</text:p>
      <text:p text:style-name="P4"><text:s text:c="8"/>free(dfa-&gt;transitionTable);</text:p>
      <text:p text:style-name="P4"><text:s text:c="4"/>}</text:p>
      <text:p text:style-name="P4"><text:s text:c="4"/>free(dfa);</text:p>
      <text:p text:style-name="P4"><text:soft-page-break/>}</text:p>
      <text:p text:style-name="P4"/>
      <text:p text:style-name="P4">struct DFA* init_DFA(int n, char* inputAlphabet){</text:p>
      <text:p text:style-name="P4"><text:s text:c="4"/>struct DFA* out = malloc(sizeof(struct DFA));</text:p>
      <text:p text:style-name="P4"><text:s text:c="4"/>if (!out){</text:p>
      <text:p text:style-name="P4"><text:s text:c="8"/>return NULL; //failed allocation</text:p>
      <text:p text:style-name="P4"><text:s text:c="4"/>}</text:p>
      <text:p text:style-name="P4"/>
      <text:p text:style-name="P4"><text:s text:c="4"/>out-&gt;stateNum = n;</text:p>
      <text:p text:style-name="P4"><text:s text:c="4"/>out-&gt;inputAlphabet = inputAlphabet;</text:p>
      <text:p text:style-name="P4"><text:s text:c="4"/>int m = strlen(inputAlphabet);</text:p>
      <text:p text:style-name="P4"><text:s text:c="4"/></text:p>
      <text:p text:style-name="P4"><text:s text:c="4"/>out-&gt;transitionTable = malloc(sizeof(int*)*n);</text:p>
      <text:p text:style-name="P4"><text:s text:c="4"/>if (!out-&gt;transitionTable){</text:p>
      <text:p text:style-name="P4"><text:s text:c="8"/>freeDFA(out);</text:p>
      <text:p text:style-name="P4"><text:s text:c="8"/>return NULL;</text:p>
      <text:p text:style-name="P4"><text:s text:c="4"/>}</text:p>
      <text:p text:style-name="P4"/>
      <text:p text:style-name="P4"><text:s text:c="4"/>out-&gt;finalState = malloc(sizeof(bool)*n);</text:p>
      <text:p text:style-name="P4"><text:s text:c="4"/>if (!out-&gt;finalState){</text:p>
      <text:p text:style-name="P4"><text:s text:c="8"/>freeDFA(out);</text:p>
      <text:p text:style-name="P4"><text:s text:c="4"/>}</text:p>
      <text:p text:style-name="P4"><text:s text:c="4"/>for (int i=0;i&lt;n;++i){</text:p>
      <text:p text:style-name="P4"><text:s text:c="8"/>out-&gt;finalState[i] = false;</text:p>
      <text:p text:style-name="P4"><text:s text:c="4"/>}</text:p>
      <text:p text:style-name="P4"/>
      <text:p text:style-name="P4"><text:s text:c="4"/>for (int i=0;i&lt;n;++i){</text:p>
      <text:p text:style-name="P4"><text:s text:c="8"/>out-&gt;transitionTable[i] = malloc(sizeof(int)*m);</text:p>
      <text:p text:style-name="P4"><text:s text:c="8"/>if (!out-&gt;transitionTable[i]){</text:p>
      <text:p text:style-name="P4"><text:s text:c="12"/>freeDFA(out);</text:p>
      <text:p text:style-name="P4"><text:s text:c="12"/>return NULL;</text:p>
      <text:p text:style-name="P4"><text:soft-page-break/><text:s text:c="8"/>}</text:p>
      <text:p text:style-name="P4"><text:s text:c="8"/>for (int j=0;j&lt;m;++j){</text:p>
      <text:p text:style-name="P4"><text:s text:c="12"/>out-&gt;transitionTable[i][j] = i;</text:p>
      <text:p text:style-name="P4"><text:s text:c="8"/>}</text:p>
      <text:p text:style-name="P4"><text:s text:c="4"/>}</text:p>
      <text:p text:style-name="P4"/>
      <text:p text:style-name="P4"><text:s text:c="4"/>return out;</text:p>
      <text:p text:style-name="P4">}</text:p>
      <text:p text:style-name="P4"/>
      <text:p text:style-name="P4">int inputIndexDFA(struct DFA* dfa, char c){</text:p>
      <text:p text:style-name="P4"><text:s text:c="4"/>int m = strlen(dfa-&gt;inputAlphabet);</text:p>
      <text:p text:style-name="P4"><text:s text:c="4"/>for (int i=0;i&lt;m;++i){</text:p>
      <text:p text:style-name="P4"><text:s text:c="8"/>if (c==dfa-&gt;inputAlphabet[i]){</text:p>
      <text:p text:style-name="P4"><text:s text:c="12"/>return i;</text:p>
      <text:p text:style-name="P4"><text:s text:c="8"/>}</text:p>
      <text:p text:style-name="P4"><text:s text:c="4"/>}</text:p>
      <text:p text:style-name="P4"><text:s text:c="4"/>return -1;</text:p>
      <text:p text:style-name="P4">}</text:p>
      <text:p text:style-name="P4"/>
      <text:p text:style-name="P4">void addTransitionDFA(struct DFA* dfa, int s, int t, char c){</text:p>
      <text:p text:style-name="P4"><text:s text:c="4"/>int i = inputIndexDFA(dfa,c);</text:p>
      <text:p text:style-name="P4"><text:s text:c="4"/>if (i!=-1){</text:p>
      <text:p text:style-name="P4"><text:s text:c="8"/>dfa-&gt;transitionTable[s][i] = t;</text:p>
      <text:p text:style-name="P4"><text:s text:c="4"/>}</text:p>
      <text:p text:style-name="P4">}</text:p>
      <text:p text:style-name="P4"/>
      <text:p text:style-name="P4"/>
      <text:p text:style-name="P4">void printDFA(struct DFA* dfa){</text:p>
      <text:p text:style-name="P4"><text:s text:c="4"/>printf("The transition table is as follows:\n");</text:p>
      <text:p text:style-name="P4"><text:s text:c="4"/>int n = dfa-&gt;stateNum;</text:p>
      <text:p text:style-name="P4"><text:s text:c="4"/>int m = strlen(dfa-&gt;inputAlphabet);</text:p>
      <text:p text:style-name="P4"><text:soft-page-break/><text:s text:c="4"/>printf("\t");</text:p>
      <text:p text:style-name="P4"><text:s text:c="4"/>for (int i=0;i&lt;m;++i){</text:p>
      <text:p text:style-name="P4"><text:s text:c="8"/>printf("%c\t",dfa-&gt;inputAlphabet[i]);</text:p>
      <text:p text:style-name="P4"><text:s text:c="4"/>}</text:p>
      <text:p text:style-name="P4"><text:s text:c="4"/>printf("\n");</text:p>
      <text:p text:style-name="P4"><text:s text:c="4"/>for (int i=0;i&lt;n;++i){</text:p>
      <text:p text:style-name="P4"><text:s text:c="8"/>if (i==0){</text:p>
      <text:p text:style-name="P4"><text:s text:c="12"/>printf("-&gt;");</text:p>
      <text:p text:style-name="P4"><text:s text:c="8"/>}</text:p>
      <text:p text:style-name="P4"><text:s text:c="8"/>if (dfa-&gt;finalState[i]){</text:p>
      <text:p text:style-name="P4"><text:s text:c="12"/>printf("*");</text:p>
      <text:p text:style-name="P4"><text:s text:c="8"/>}</text:p>
      <text:p text:style-name="P4"><text:s text:c="8"/>printf("q%d\t",i);</text:p>
      <text:p text:style-name="P4"><text:s text:c="8"/>for (int j=0;j&lt;m;++j){</text:p>
      <text:p text:style-name="P4"><text:s text:c="12"/>printf("q%d\t",dfa-&gt;transitionTable[i][j]);</text:p>
      <text:p text:style-name="P4"><text:s text:c="8"/>}</text:p>
      <text:p text:style-name="P4"><text:s text:c="8"/>printf("\n");</text:p>
      <text:p text:style-name="P4"><text:s text:c="4"/>}</text:p>
      <text:p text:style-name="P4">}</text:p>
      <text:p text:style-name="P4"/>
      <text:p text:style-name="P4">struct DFA* readDFA() {</text:p>
      <text:p text:style-name="P4"><text:s text:c="4"/>// read input</text:p>
      <text:p text:style-name="P4"><text:s text:c="4"/>int n, f, m;</text:p>
      <text:p text:style-name="P4"><text:s text:c="4"/>scanf("%d%d%d", &amp;n, &amp;f, &amp;m);</text:p>
      <text:p text:style-name="P4"><text:s text:c="4"/>if (f&lt;0 || f&gt;n){</text:p>
      <text:p text:style-name="P4"><text:s text:c="8"/>printf("Invalid number of final states\n");</text:p>
      <text:p text:style-name="P4"><text:s text:c="8"/>return NULL;</text:p>
      <text:p text:style-name="P4"><text:s text:c="4"/>}</text:p>
      <text:p text:style-name="P4"><text:s text:c="4"/></text:p>
      <text:p text:style-name="P4"><text:s text:c="4"/>int finalStates[f];</text:p>
      <text:p text:style-name="P4"><text:s text:c="4"/>for (int i=0;i&lt;f;++i){</text:p>
      <text:p text:style-name="P4"><text:soft-page-break/><text:s text:c="8"/>scanf("%d",finalStates+i);</text:p>
      <text:p text:style-name="P4"><text:s text:c="8"/>if (finalStates[i]&lt;0 || finalStates[i]&gt;=n){</text:p>
      <text:p text:style-name="P4"><text:s text:c="12"/>printf("Invalid final state %d\n",finalStates[i]);</text:p>
      <text:p text:style-name="P4"><text:s text:c="12"/>return NULL;</text:p>
      <text:p text:style-name="P4"><text:s text:c="8"/>}</text:p>
      <text:p text:style-name="P4"><text:s text:c="4"/>}</text:p>
      <text:p text:style-name="P4"><text:s text:c="4"/></text:p>
      <text:p text:style-name="P4"><text:s text:c="4"/></text:p>
      <text:p text:style-name="P4"><text:s text:c="4"/>char* inputChars = malloc(sizeof(char)*(m+1));</text:p>
      <text:p text:style-name="P4"><text:s text:c="4"/>if (!inputChars) {</text:p>
      <text:p text:style-name="P4"><text:s text:c="8"/>printf("Failed to allocate memory for input characters\n");</text:p>
      <text:p text:style-name="P4"><text:s text:c="8"/>return NULL;</text:p>
      <text:p text:style-name="P4"><text:s text:c="4"/>}</text:p>
      <text:p text:style-name="P4"/>
      <text:p text:style-name="P4"><text:s text:c="4"/>scanf("%s\n", inputChars);</text:p>
      <text:p text:style-name="P4"><text:s text:c="4"/>if (strlen(inputChars) != m) {</text:p>
      <text:p text:style-name="P4"><text:s text:c="8"/>free(inputChars);</text:p>
      <text:p text:style-name="P4"><text:s text:c="8"/>printf("Input characters length mismatch\n");</text:p>
      <text:p text:style-name="P4"><text:s text:c="8"/>return NULL;</text:p>
      <text:p text:style-name="P4"><text:s text:c="4"/>}</text:p>
      <text:p text:style-name="P4"/>
      <text:p text:style-name="P4"><text:s text:c="4"/>struct DFA *dfa = init_DFA(n,inputChars);</text:p>
      <text:p text:style-name="P4"><text:s text:c="4"/>if (!dfa) {</text:p>
      <text:p text:style-name="P4"><text:s text:c="8"/>free(inputChars);</text:p>
      <text:p text:style-name="P4"><text:s text:c="8"/>printf("Failed to initialize DFA\n");</text:p>
      <text:p text:style-name="P4"><text:s text:c="8"/>return NULL;</text:p>
      <text:p text:style-name="P4"><text:s text:c="4"/>}</text:p>
      <text:p text:style-name="P4"/>
      <text:p text:style-name="P4"><text:s text:c="4"/>for (int i=0;i&lt;f;++i){</text:p>
      <text:p text:style-name="P4"><text:s text:c="8"/>dfa-&gt;finalState[finalStates[i]] = true;</text:p>
      <text:p text:style-name="P4"><text:s text:c="4"/>}</text:p>
      <text:p text:style-name="P4"><text:soft-page-break/></text:p>
      <text:p text:style-name="P4"><text:s text:c="4"/>for (int i=0;i&lt;n;++i){</text:p>
      <text:p text:style-name="P4"><text:s text:c="8"/>for (int j=0;j&lt;m;++j) {</text:p>
      <text:p text:style-name="P4"><text:s text:c="12"/>scanf("%d",dfa-&gt;transitionTable[i]+j);</text:p>
      <text:p text:style-name="P4"><text:s text:c="8"/>}</text:p>
      <text:p text:style-name="P4"><text:s text:c="4"/>}</text:p>
      <text:p text:style-name="P4"/>
      <text:p text:style-name="P4"><text:s text:c="4"/>return dfa;</text:p>
      <text:p text:style-name="P4">}</text:p>
      <text:p text:style-name="P3">dfa_minimization.c:</text:p>
      <text:p text:style-name="P5">#include &lt;stdio.h&gt;</text:p>
      <text:p text:style-name="P5">#include "dfa_ds.c"</text:p>
      <text:p text:style-name="P5"/>
      <text:p text:style-name="P5">int main(){</text:p>
      <text:p text:style-name="P5"><text:s text:c="4"/>struct DFA* dfa = readDFA();</text:p>
      <text:p text:style-name="P5"><text:s text:c="4"/>if (!dfa){</text:p>
      <text:p text:style-name="P5"><text:s text:c="8"/>printf("DFA initialization failed\n");</text:p>
      <text:p text:style-name="P5"><text:s text:c="8"/>return 1;</text:p>
      <text:p text:style-name="P5"><text:s text:c="4"/>}</text:p>
      <text:p text:style-name="P5"><text:s text:c="4"/>printDFA(dfa);</text:p>
      <text:p text:style-name="P5"/>
      <text:p text:style-name="P5"><text:s text:c="4"/>struct DFA* minimizeddfa = dfsMinimization(dfa);</text:p>
      <text:p text:style-name="P5"><text:s text:c="4"/>if (!minimizeddfa){</text:p>
      <text:p text:style-name="P5"><text:s text:c="8"/>printf("DFA minimization failed\n");</text:p>
      <text:p text:style-name="P5"><text:s text:c="8"/>return 1;</text:p>
      <text:p text:style-name="P5"><text:s text:c="4"/>}</text:p>
      <text:p text:style-name="P5"><text:s text:c="4"/>printf("\n\nThe minimized dfa is:\n");</text:p>
      <text:p text:style-name="P5"><text:s text:c="4"/>printDFA(minimizeddfa);</text:p>
      <text:p text:style-name="P5"/>
      <text:p text:style-name="P5"><text:s text:c="4"/>freeDFA(dfa);</text:p>
      <text:p text:style-name="P5"><text:s text:c="4"/>freeDFA(minimizeddfa);</text:p>
      <text:p text:style-name="P5"><text:soft-page-break/>}</text:p>
      <text:p text:style-name="P6"/>
      <text:h text:style-name="P7" text:outline-level="2">OUTPUT:</text:h>
      <text:p text:style-name="P8">input.txt:</text:p>
      <text:p text:style-name="P9">6 3 2</text:p>
      <text:p text:style-name="P9">1 2 4</text:p>
      <text:p text:style-name="P9">01</text:p>
      <text:p text:style-name="P9">3 1</text:p>
      <text:p text:style-name="P9">2 5</text:p>
      <text:p text:style-name="P9">2 5</text:p>
      <text:p text:style-name="P9">0 4</text:p>
      <text:p text:style-name="P9">2 5</text:p>
      <text:p text:style-name="P9">5 5</text:p>
      <text:p text:style-name="P8">output:</text:p>
      <text:p text:style-name="P10">The transition table is as follows:</text:p>
      <text:p text:style-name="P10"><text:s text:c="8"/>0 <text:s text:c="6"/>1</text:p>
      <text:p text:style-name="P10">-&gt;q0 <text:s text:c="3"/>q3 <text:s text:c="5"/>q1</text:p>
      <text:p text:style-name="P10">*q1 <text:s text:c="4"/>q2 <text:s text:c="5"/>q5</text:p>
      <text:p text:style-name="P10">*q2 <text:s text:c="4"/>q2 <text:s text:c="5"/>q5</text:p>
      <text:p text:style-name="P10">q3 <text:s text:c="5"/>q0 <text:s text:c="5"/>q4</text:p>
      <text:p text:style-name="P10">*q4 <text:s text:c="4"/>q2 <text:s text:c="5"/>q5</text:p>
      <text:p text:style-name="P10">q5 <text:s text:c="5"/>q5 <text:s text:c="5"/>q5</text:p>
      <text:p text:style-name="P10"/>
      <text:p text:style-name="P10">The minimized dfa is:</text:p>
      <text:p text:style-name="P10">The transition table is as follows:</text:p>
      <text:p text:style-name="P10"><text:s text:c="8"/>0 <text:s text:c="6"/>1</text:p>
      <text:p text:style-name="P10">-&gt;q0 <text:s text:c="3"/>q0 <text:s text:c="5"/>q1</text:p>
      <text:p text:style-name="P10">*q1 <text:s text:c="4"/>q1 <text:s text:c="5"/>q5</text:p>
      <text:p text:style-name="P10">q2 <text:s text:c="5"/>q5 <text:s text:c="5"/>q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655cm" fo:margin-bottom="1.984cm" fo:margin-left="2cm" fo:margin-right="2cm" fo:border="0.06pt solid #000000" fo:padding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09T21:25:54.708728899</meta:creation-date>
    <dc:date>2025-08-18T11:32:22.460326336</dc:date>
    <meta:editing-duration>PT2H17M46S</meta:editing-duration>
    <meta:editing-cycles>15</meta:editing-cycles>
    <meta:generator>LibreOffice/25.2.5.2$Linux_X86_64 LibreOffice_project/520$Build-2</meta:generator>
    <meta:document-statistic meta:table-count="0" meta:image-count="0" meta:object-count="0" meta:page-count="8" meta:paragraph-count="194" meta:word-count="450" meta:character-count="4263" meta:non-whitespace-character-count="3030"/>
  </office:meta>
</office:document-meta>
</file>